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b_parafermes">
        <table:table-row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type</text:p>
          </table:table-cell>
          <table:table-cell office:value-type="string">
            <text:p>unite</text:p>
          </table:table-cell>
          <table:table-cell office:value-type="string">
            <text:p>parties</text:p>
          </table:table-cell>
          <table:table-cell office:value-type="string">
            <text:p>ordre</text:p>
          </table:table-cell>
          <table:table-cell office:value-type="string">
            <text:p>supprimabl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AU</text:p>
          </table:table-cell>
          <table:table-cell office:value-type="string">
            <text:p>int</text:p>
          </table:table-cell>
          <table:table-cell office:value-type="string">
            <text:p>ha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Alimentation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pâturage, herbe séchée (foin regain), céréales, aliments fermenté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UTH</text:p>
          </table:table-cell>
          <table:table-cell office:value-type="string">
            <text:p>floa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Logement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entravé, aire paillée, logettes, plein ai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Signes de qualité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AOP, AOC, agriculture biologique, Grand Cru, aucu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Quantité de lait produit</text:p>
          </table:table-cell>
          <table:table-cell office:value-type="string">
            <text:p>int</text:p>
          </table:table-cell>
          <table:table-cell office:value-type="string">
            <text:p>litres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Types d'effluents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fumier, lisier raclé, lisier de cailleboti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Numéro d'élevage</text:p>
          </table:table-cell>
          <table:table-cell office:value-type="string">
            <text:p>in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Nom de l'exploitation</text:p>
          </table:table-cell>
          <table:table-cell office:value-type="string">
            <text:p>tex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Commune</text:p>
          </table:table-cell>
          <table:table-cell office:value-type="string">
            <text:p>text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Code postal</text:p>
          </table:table-cell>
          <table:table-cell office:value-type="string">
            <text:p>int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Type de productions pratiquées</text:p>
          </table:table-cell>
          <table:table-cell office:value-type="string">
            <text:p>liste multiple</text:p>
          </table:table-cell>
          <table:table-cell office:value-type="string">
            <text:p>NULL</text:p>
          </table:table-cell>
          <table:table-cell office:value-type="string">
            <text:p>bovin lait, bovin viande, polyculture élevage, aut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3-02-06T17:31:42</meta:creation-date>
  </office:meta>
</office:document-meta>
</file>